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556" officeooo:paragraph-rsid="00049556"/>
    </style:style>
    <style:style style:name="P2" style:family="paragraph" style:parent-style-name="Standard">
      <style:text-properties officeooo:paragraph-rsid="00049556"/>
    </style:style>
    <style:style style:name="P3" style:family="paragraph" style:parent-style-name="Standard">
      <style:text-properties officeooo:paragraph-rsid="00049556" fo:background-color="transparent"/>
    </style:style>
    <style:style style:name="P4" style:family="paragraph" style:parent-style-name="Standard">
      <style:text-properties officeooo:rsid="00049556" officeooo:paragraph-rsid="00049556" fo:background-color="transparent"/>
    </style:style>
    <style:style style:name="P5" style:family="paragraph" style:parent-style-name="Standard">
      <style:text-properties officeooo:rsid="0007840b" officeooo:paragraph-rsid="0007840b" fo:background-color="transparent"/>
    </style:style>
    <style:style style:name="P6" style:family="paragraph" style:parent-style-name="Preformatted_20_Text">
      <style:text-properties officeooo:rsid="00049556" officeooo:paragraph-rsid="00049556"/>
    </style:style>
    <style:style style:name="P7" style:family="paragraph" style:parent-style-name="Preformatted_20_Text">
      <style:text-properties officeooo:paragraph-rsid="00049556"/>
    </style:style>
    <style:style style:name="P8" style:family="paragraph" style:parent-style-name="Preformatted_20_Text">
      <style:text-properties officeooo:rsid="00049556" officeooo:paragraph-rsid="00049556" fo:background-color="transparent"/>
    </style:style>
    <style:style style:name="P9" style:family="paragraph" style:parent-style-name="Preformatted_20_Text">
      <style:text-properties officeooo:rsid="0004aaed" officeooo:paragraph-rsid="0004aaed" fo:background-color="transparent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Standard">
      <style:text-properties officeooo:rsid="0007840b" officeooo:paragraph-rsid="0007840b" fo:background-color="transparent"/>
    </style:style>
    <style:style style:name="P12" style:family="paragraph" style:parent-style-name="Standard">
      <style:text-properties officeooo:rsid="00083318" officeooo:paragraph-rsid="00083318" fo:background-color="transparent"/>
    </style:style>
    <style:style style:name="T1" style:family="text">
      <style:text-properties officeooo:rsid="00049556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49556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salando o Tomcat8</text:p>
      <text:p text:style-name="P1"/>
      <text:p text:style-name="P1">1- Primeiro vamos atualizar e dar um upgrade na maquina com o comando:</text:p>
      <text:p text:style-name="P1"/>
      <text:p text:style-name="P6"><text:span text:style-name="Source_20_Text">sudo apt-get update &amp;&amp; apt-get upgrade</text:span></text:p>
      <text:p text:style-name="P1"/>
      <text:p text:style-name="P1">2- Depois vamos instalar o Tomcat8 usando o comando:</text:p>
      <text:p text:style-name="P1"/>
      <text:p text:style-name="P6"><text:span text:style-name="Source_20_Text">sudo apt-get update &amp;&amp; apt-get upgrade</text:span></text:p>
      <text:p text:style-name="P1"/>
      <text:p text:style-name="P2"><text:span text:style-name="T1">3- Agora vamos instalar sua documentação </text:span>que fornecem aplicativos baseados na web que <text:span text:style-name="T2">documentam, testam e permitem a administração do Tomcat. Você pode instalar todos os três com o seguinte comando:</text:span></text:p>
      <text:p text:style-name="P3"/>
      <text:p text:style-name="P7"><text:span text:style-name="T3">sudo</text:span><text:span text:style-name="T2"> </text:span><text:span text:style-name="Source_20_Text"><text:span text:style-name="T2">apt-get install tomcat8-docs tomcat8-examples tomcat8-admin</text:span></text:span><text:span text:style-name="T2"> </text:span></text:p>
      <text:p text:style-name="P3"/>
      <text:p text:style-name="P4">4- Para iniciar, parar, ou reiniciar, use o comando:</text:p>
      <text:p text:style-name="P8"><text:span text:style-name="Source_20_Text">systemctl start tomcat8</text:span></text:p>
      <text:p text:style-name="Preformatted_20_Text"><text:span text:style-name="Source_20_Text">systemctl stop tomcat8</text:span></text:p>
      <text:p text:style-name="P10"><text:span text:style-name="Source_20_Text">systemctl restart tomcat8</text:span></text:p>
      <text:p text:style-name="P9">Instalando o MySql</text:p>
      <text:p text:style-name="P9"/>
      <text:p text:style-name="P9"><text:span text:style-name="Source_20_Text">sudo apt update</text:span></text:p>
      <text:p text:style-name="Preformatted_20_Text"><text:span text:style-name="Source_20_Text">sudo apt install mysql-server</text:span></text:p>
      <text:p text:style-name="P10"><text:span text:style-name="Source_20_Text">mysql_secure_installation</text:span></text:p>
      <text:p text:style-name="P9"/>
      <text:p text:style-name="P5">5- DNS</text:p>
      <text:p text:style-name="P5"/>
      <text:p text:style-name="P5">apt-get install bind9</text:p>
      <text:p text:style-name="P5">apt-get install dnsutils</text:p>
      <text:p text:style-name="P5"/>
      <text:p text:style-name="P5"/>
      <text:p text:style-name="P5"/>
      <text:p text:style-name="P5"/>
      <text:p text:style-name="P5"/>
      <text:p text:style-name="P5"/>
      <text:p text:style-name="P12">Introdução</text:p>
      <text:p text:style-name="P12"/>
      <text:p text:style-name="P12">Nesse trabalho foram desenvolvidos os projetos físico e lógico da empresa Tabajaras Software SA.</text:p>
      <text:p text:style-name="P12">***********COMPLETAR O ESQUEMA***********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21:06.421908453</meta:creation-date>
    <dc:date>2018-12-09T08:58:33.345598510</dc:date>
    <meta:editing-duration>PT10H46M5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129" meta:character-count="889" meta:non-whitespace-character-count="780"/>
  </office:meta>
</office:document-meta>
</file>